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Georgia" svg:font-family="Georgia"/>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Hyperlink" style:data-style-name="N0">
      <style:text-properties fo:color="#0000FF" style:text-underline-style="solid" style:text-underline-type="single"/>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2pt solid #888888" style:vertical-align="top" fo:wrap-option="wrap" fo:background-color="#FFFFFF" style:repeat-content="false"/>
      <style:paragraph-properties fo:text-align="start" fo:margin-left="0cm"/>
      <style:text-properties fo:color="#3E4349" style:font-name="Georgia" style:font-name-asian="Georgia" style:font-name-complex="Georgia" fo:font-size="9pt" style:font-size-asian="9pt" style:font-size-complex="9pt" fo:font-weight="bold" style:font-weight-asian="bold" style:font-weight-complex="bold" style:font-family-generic="roman"/>
    </style:style>
    <style:style style:name="ce6" style:family="table-cell" style:parent-style-name="Default" style:data-style-name="N0">
      <style:table-cell-properties fo:border="2pt solid #888888" style:vertical-align="top" fo:wrap-option="wrap" fo:background-color="#FFFFFF" style:repeat-content="false"/>
      <style:paragraph-properties fo:text-align="start" fo:margin-left="0cm"/>
      <style:text-properties fo:color="#3E4349" style:font-name="Georgia" style:font-name-asian="Georgia" style:font-name-complex="Georgia" fo:font-size="9pt" style:font-size-asian="9pt" style:font-size-complex="9pt" style:font-family-generic="roman"/>
    </style:style>
    <style:style style:name="ce7" style:family="table-cell" style:parent-style-name="Default" style:data-style-name="N0">
      <style:table-cell-properties fo:border="2pt solid #888888" style:vertical-align="top" fo:wrap-option="wrap" fo:background-color="#FFFFFF" style:repeat-content="false"/>
      <style:paragraph-properties fo:text-align="start" fo:margin-left="0cm"/>
      <style:text-properties fo:color="#222222" style:font-name="Consolas" style:font-name-asian="Consolas" style:font-name-complex="Consolas" fo:font-size="9pt" style:font-size-asian="9pt" style:font-size-complex="9pt" style:font-family-generic="modern"/>
    </style:style>
    <style:style style:name="ce8" style:family="table-cell" style:parent-style-name="Hyperlink" style:data-style-name="N0">
      <style:table-cell-properties fo:border="2pt solid #888888" style:vertical-align="top" fo:wrap-option="wrap" fo:background-color="#FFFFFF" style:repeat-content="false"/>
      <style:paragraph-properties fo:text-align="start" fo:margin-left="0cm"/>
      <style:text-properties fo:color="#0000FF" style:text-underline-style="solid" style:text-underline-type="single"/>
    </style:style>
    <style:style style:name="ce9" style:family="table-cell" style:parent-style-name="Default" style:data-style-name="N0">
      <style:table-cell-properties fo:border="2pt solid #888888" style:vertical-align="middle" fo:wrap-option="wrap" fo:background-color="#FFFFFF" style:repeat-content="false"/>
      <style:paragraph-properties fo:text-align="start" fo:margin-left="0cm"/>
      <style:text-properties fo:color="#3E4349" style:font-name="Georgia" style:font-name-asian="Georgia" style:font-name-complex="Georgia" fo:font-size="9pt" style:font-size-asian="9pt" style:font-size-complex="9pt" fo:font-weight="bold" style:font-weight-asian="bold" style:font-weight-complex="bold" style:font-family-generic="roman"/>
    </style:style>
    <style:style style:name="ce10" style:family="table-cell" style:parent-style-name="Default" style:data-style-name="N0">
      <style:table-cell-properties fo:border="2pt solid #888888" style:vertical-align="middle" fo:wrap-option="wrap" fo:background-color="#FFFFFF" style:repeat-content="false"/>
      <style:paragraph-properties fo:text-align="start" fo:margin-left="0cm"/>
      <style:text-properties fo:color="#3E4349" style:font-name="Georgia" style:font-name-asian="Georgia" style:font-name-complex="Georgia" fo:font-size="9pt" style:font-size-asian="9pt" style:font-size-complex="9pt" style:font-family-generic="roman"/>
    </style:style>
    <style:style style:name="ce11" style:family="table-cell" style:parent-style-name="Default" style:data-style-name="N0">
      <style:table-cell-properties fo:border="2pt solid #888888" style:vertical-align="middle" fo:wrap-option="wrap" fo:background-color="#FFFFFF" style:repeat-content="false"/>
      <style:paragraph-properties fo:text-align="start" fo:margin-left="0cm"/>
      <style:text-properties fo:color="#222222" style:font-name="Consolas" style:font-name-asian="Consolas" style:font-name-complex="Consolas" fo:font-size="9pt" style:font-size-asian="9pt" style:font-size-complex="9pt" style:font-family-generic="modern"/>
    </style:style>
    <style:style style:name="ce12" style:family="table-cell" style:parent-style-name="Hyperlink" style:data-style-name="N0">
      <style:table-cell-properties fo:border="2pt solid #888888" style:vertical-align="middle" fo:wrap-option="wrap" fo:background-color="#FFFFFF" style:repeat-content="false"/>
      <style:paragraph-properties fo:text-align="start" fo:margin-left="0cm"/>
      <style:text-properties fo:color="#0000FF" style:text-underline-style="solid" style:text-underline-type="single"/>
    </style:style>
    <style:style style:name="ce13" style:family="table-cell" style:parent-style-name="Hyperlink" style:data-style-name="N0">
      <style:table-cell-properties style:vertical-align="middle" style:repeat-content="false"/>
      <style:paragraph-properties fo:text-align="start" fo:margin-left="0.353cm"/>
      <style:text-properties fo:color="#0000FF" style:text-underline-style="solid" style:text-underline-type="single"/>
    </style:style>
    <style:style style:name="ce14" style:family="table-cell" style:parent-style-name="Hyperlink" style:data-style-name="N0">
      <style:table-cell-properties fo:border-top="none" fo:border-bottom="2pt solid #888888" fo:border-left="none" fo:border-right="none" style:vertical-align="top" fo:background-color="#FFFFFF" style:repeat-content="false"/>
      <style:paragraph-properties fo:text-align="start" fo:margin-left="0cm"/>
      <style:text-properties fo:color="#0000FF" style:text-underline-style="solid" style:text-underline-type="single"/>
    </style:style>
    <style:style style:name="ce15" style:family="table-cell" style:parent-style-name="Hyperlink" style:data-style-name="N0">
      <style:table-cell-properties fo:border-top="2pt solid #888888" fo:border-bottom="2pt solid #888888" fo:border-left="none" fo:border-right="none" style:vertical-align="top" fo:background-color="#FFFFFF" style:repeat-content="false"/>
      <style:paragraph-properties fo:text-align="start" fo:margin-left="0cm"/>
      <style:text-properties fo:color="#0000FF" style:text-underline-style="solid" style:text-underline-type="single"/>
    </style:style>
    <style:style style:name="ce16" style:family="table-cell" style:parent-style-name="Hyperlink" style:data-style-name="N0">
      <style:table-cell-properties fo:border-top="2pt solid #888888" fo:border-bottom="2pt solid #888888" fo:border-left="none" fo:border-right="none" style:vertical-align="middle" fo:background-color="#FFFFFF" style:repeat-content="false"/>
      <style:paragraph-properties fo:text-align="start" fo:margin-left="0.353cm"/>
      <style:text-properties fo:color="#0000FF"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E4349" style:text-line-through-style="none" style:font-name="Georgia" style:font-name-asian="Georgia" style:font-name-complex="Georgi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222222" style:text-line-through-style="none" style:font-name="Consolas" style:font-name-asian="Consolas" style:font-name-complex="Consola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222222" style:text-line-through-style="none" style:font-name="Consolas" style:font-name-asian="Consolas" style:font-name-complex="Consola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8"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00541666666667cm"/>
    </style:style>
    <style:style style:name="co2" style:family="table-column">
      <style:table-column-properties fo:break-before="auto" style:column-width="5.45041666666667cm"/>
    </style:style>
    <style:style style:name="co3" style:family="table-column">
      <style:table-column-properties fo:break-before="auto" style:column-width="4.02166666666667cm"/>
    </style:style>
    <style:style style:name="co4" style:family="table-column">
      <style:table-column-properties fo:break-before="auto" style:column-width="6.905625cm"/>
    </style:style>
    <style:style style:name="co5" style:family="table-column">
      <style:table-column-properties fo:break-before="auto" style:column-width="13.7847916666667cm"/>
    </style:style>
    <style:style style:name="co6" style:family="table-column">
      <style:table-column-properties fo:break-before="auto" style:column-width="10.7685416666667cm"/>
    </style:style>
    <style:style style:name="co7"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4pt" style:use-optimal-row-height="true" fo:break-before="auto"/>
    </style:style>
    <style:style style:name="ro4" style:family="table-row">
      <style:table-row-properties style:row-height="202.2pt" style:use-optimal-row-height="true" fo:break-before="auto"/>
    </style:style>
    <style:style style:name="ro5" style:family="table-row">
      <style:table-row-properties style:row-height="159pt" style:use-optimal-row-height="true" fo:break-before="auto"/>
    </style:style>
    <style:style style:name="ro6" style:family="table-row">
      <style:table-row-properties style:row-height="58.2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87.8pt" style:use-optimal-row-height="true" fo:break-before="auto"/>
    </style:style>
    <style:style style:name="ro9" style:family="table-row">
      <style:table-row-properties style:row-height="199.8pt" style:use-optimal-row-height="false" fo:break-before="auto"/>
    </style:style>
    <style:style style:name="ro10" style:family="table-row">
      <style:table-row-properties style:row-height="208.8pt" style:use-optimal-row-height="false" fo:break-before="auto"/>
    </style:style>
    <style:style style:name="ro11" style:family="table-row">
      <style:table-row-properties style:row-height="216.6pt" style:use-optimal-row-height="true" fo:break-before="auto"/>
    </style:style>
    <style:style style:name="ro12" style:family="table-row">
      <style:table-row-properties style:row-height="101.4pt" style:use-optimal-row-height="true" fo:break-before="auto"/>
    </style:style>
    <style:style style:name="ro13" style:family="table-row">
      <style:table-row-properties style:row-height="144.6pt" style:use-optimal-row-height="true" fo:break-before="auto"/>
    </style:style>
    <style:style style:name="ro14" style:family="table-row">
      <style:table-row-properties style:row-height="111pt" style:use-optimal-row-height="false" fo:break-before="auto"/>
    </style:style>
    <style:style style:name="ro15" style:family="table-row">
      <style:table-row-properties style:row-height="173.4pt" style:use-optimal-row-height="true" fo:break-before="auto"/>
    </style:style>
    <style:style style:name="ro16" style:family="table-row">
      <style:table-row-properties style:row-height="115.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6378" table:default-cell-style-name="ce1"/>
        <table:table-row table:style-name="ro1">
          <table:table-cell office:value-type="string" table:style-name="ce2">
            <text:p>see also</text:p>
          </table:table-cell>
          <table:table-cell office:value-type="string" table:style-name="ce3">
            <text:p><text:a xlink:href="http://mule1.dataone.org/ArchitectureDocs-current/apis/REST_overview.html"> DataOne REST Interface Overview</text:a></text:p>
          </table:table-cell>
          <table:table-cell table:number-columns-repeated="2" table:style-name="ce2"/>
          <table:table-cell table:number-columns-repeated="2" table:style-name="ce4"/>
          <table:table-cell table:number-columns-repeated="16378"/>
        </table:table-row>
        <table:table-row table:style-name="ro1">
          <table:table-cell table:style-name="ce2"/>
          <table:table-cell office:value-type="string" table:style-name="ce3">
            <text:p><text:a xlink:href="http://mule1.dataone.org/ArchitectureDocs-current/apis/Exceptions.html">Exceptions Raised by MemberNode APIs</text:a></text:p>
          </table:table-cell>
          <table:table-cell table:number-columns-repeated="2" table:style-name="ce2"/>
          <table:table-cell table:number-columns-repeated="2" table:style-name="ce4"/>
          <table:table-cell table:number-columns-repeated="16378"/>
        </table:table-row>
        <table:table-row table:style-name="ro1">
          <table:table-cell table:style-name="ce2"/>
          <table:table-cell office:value-type="string" table:style-name="ce3">
            <text:p><text:a xlink:href="http://mule1.dataone.org/ArchitectureDocs-current/apis/Types.html"> Data Types in CICore</text:a></text:p>
          </table:table-cell>
          <table:table-cell office:value-type="string" table:style-name="ce2">
            <text:p>Definitions of the Types.xxxx elements<text:s/></text:p>
          </table:table-cell>
          <table:table-cell table:style-name="ce2"/>
          <table:table-cell table:number-columns-repeated="2" table:style-name="ce4"/>
          <table:table-cell table:number-columns-repeated="16378"/>
        </table:table-row>
        <table:table-row table:style-name="ro1">
          <table:table-cell table:style-name="ce2"/>
          <table:table-cell office:value-type="string" table:style-name="ce3">
            <text:p><text:a xlink:href="https://repository.dataone.org/software/cicore/tags/D1_SCHEMA_1_1_1/dataoneTypes_v1.1.xsd">XML schema for data types</text:a></text:p>
          </table:table-cell>
          <table:table-cell table:number-columns-repeated="2" table:style-name="ce2"/>
          <table:table-cell table:number-columns-repeated="2" table:style-name="ce4"/>
          <table:table-cell table:number-columns-repeated="16378"/>
        </table:table-row>
        <table:table-row table:style-name="ro1">
          <table:table-cell table:number-columns-repeated="16384"/>
        </table:table-row>
        <table:table-row table:style-name="ro2">
          <table:table-cell office:value-type="string" table:number-columns-spanned="4" table:number-rows-spanned="1" table:style-name="ce14">
            <text:p><text:a xlink:href="http://mule1.dataone.org/ArchitectureDocs-current/apis/MN_APIs.html#module-MNCore">Functions defined in MNCore</text:a></text:p>
          </table:table-cell>
          <table:covered-table-cell table:number-columns-repeated="3"/>
          <table:table-cell table:number-columns-repeated="2" table:style-name="ce4"/>
          <table:table-cell table:number-columns-repeated="16378"/>
        </table:table-row>
        <table:table-row table:style-name="ro3">
          <table:table-cell office:value-type="string" table:style-name="ce5">
            <text:p>Tier</text:p>
          </table:table-cell>
          <table:table-cell office:value-type="string" table:style-name="ce5">
            <text:p>REST</text:p>
          </table:table-cell>
          <table:table-cell office:value-type="string" table:style-name="ce5">
            <text:p>Function</text:p>
          </table:table-cell>
          <table:table-cell office:value-type="string" table:style-name="ce5">
            <text:p>Parameters</text:p>
          </table:table-cell>
          <table:table-cell office:value-type="string" table:style-name="ce4">
            <text:p>Notes</text:p>
          </table:table-cell>
          <table:table-cell table:style-name="ce4"/>
          <table:table-cell table:number-columns-repeated="16378"/>
        </table:table-row>
        <table:table-row table:style-name="ro4">
          <table:table-cell office:value-type="string" table:style-name="ce6">
            <text:p>Tier 1</text:p>
          </table:table-cell>
          <table:table-cell office:value-type="string" table:style-name="ce7">
            <text:p>GET /monitor/ping</text:p>
          </table:table-cell>
          <table:table-cell office:value-type="string" table:style-name="ce8">
            <text:p><text:a xlink:href="http://mule1.dataone.org/ArchitectureDocs-current/apis/MN_APIs.html#MNCore.ping">ping()</text:a></text:p>
          </table:table-cell>
          <table:table-cell office:value-type="string" table:style-name="ce6">
            <text:p>() <text:span text:style-name="T3">-&gt;</text:span> null</text:p>
          </table:table-cell>
          <table:table-cell office:value-type="string" table:style-name="ce4">
            <text:p>Low level “are you alive” operation. A valid ping response is indicated by a HTTP status of 200. A<text:s/><text:span text:style-name="T4">timestamp</text:span><text:s/>indicating the current system time (UTC) on the node<text:s/><text:span text:style-name="T4">MUST</text:span><text:s/>be returned in the HTTP Date header. <text:s/>The Member Node should perform some minimal internal functionality testing before answering. However, ping checks will be frequent (every few minutes) so the internal functionality test should not be high impact. <text:s/>Any status response other than 200 indicates that the node is offline for DataONE operations. <text:s/>Note that the timestamp returned in the Date header should follow the semantics as described in the HTTP specifications, http://www.w3.org/Protocols/rfc2616/rfc2616-sec14.html#sec14.18. <text:s/>The response body will be ignored by the caller except in the case of an error, in which case the response body should contain the appropriate<text:s/><text:span text:style-name="T4">DataONE exception.</text:span></text:p>
          </table:table-cell>
          <table:table-cell office:value-type="string" table:style-name="ce4">
            <text:p>current system time in HTTP Date Header</text:p>
          </table:table-cell>
          <table:table-cell table:number-columns-repeated="16378"/>
        </table:table-row>
        <table:table-row table:style-name="ro5">
          <table:table-cell office:value-type="string" table:style-name="ce6">
            <text:p>Tier 1</text:p>
          </table:table-cell>
          <table:table-cell office:value-type="string" table:style-name="ce7">
            <text:p>GET /log?[fromDate={fromDate}][&amp;toDate={toDate}][&amp;event={event}][&amp;idFilter={idFilter}][&amp;start={start}][&amp;count={count}]</text:p>
          </table:table-cell>
          <table:table-cell office:value-type="string" table:style-name="ce8">
            <text:p><text:a xlink:href="http://mule1.dataone.org/ArchitectureDocs-current/apis/MN_APIs.html#MNCore.getLogRecords">getLogRecords()</text:a></text:p>
          </table:table-cell>
          <table:table-cell office:value-type="string" table:style-name="ce8">
            <text:p><text:a xlink:href="http://mule1.dataone.org/ArchitectureDocs-current/apis/Types.html#Types.Log">(session, [fromDate], [toDate], [event], [idFilter], [start=0], [count=1000]) -&gt; Types.Log</text:a></text:p>
          </table:table-cell>
          <table:table-cell office:value-type="string" table:style-name="ce4">
            <text:p>Retrieve<text:s/><text:span text:style-name="T4">log information</text:span><text:s/>from the Member Node for the specified slice parameters. Log entries will only return PIDs. <text:s/>This method is used primarily by the log aggregator to generate aggregate statistics for nodes, objects, and the methods of access. <text:s/>The response<text:s/><text:span text:style-name="T4">MUST</text:span><text:s/>contain only records for which the requestor has permission to read. <text:s/>Note that date time precision is limited to one millisecond. If no timezone information is provided UTC will be assumed.<text:s text:c="2"/><text:span text:style-name="T4">Access control</text:span><text:s/>for this method<text:s/><text:span text:style-name="T4">MUST</text:span><text:s/>be configured to allow calling by Coordinating Nodes and MAY be configured to allow more general access.</text:p>
          </table:table-cell>
          <table:table-cell office:value-type="string" table:style-name="ce4">
            <text:p>controlled vocab of logged events: {create, read,update,delete,replicate,synchronization_failed,replication_failed}. PID identifies a particular representation (version) of a mutable resource identified by an SID. <text:s/>See Log xml schema in dataTypes schema referenced at the top of this document.<text:s text:c="2"/><text:span text:style-name="T4">Implement log entry:</text:span><text:s/>has a <text:s/>identifier (dq:identifer), ipAddress (xs:string), userAgent (xs:string), subject (d1:Subject), event (from class Types.event), dateLogged (xs:dateTime), and nodeIdentifer (d1:NodeReference)</text:p>
          </table:table-cell>
          <table:table-cell table:number-columns-repeated="16378"/>
        </table:table-row>
        <table:table-row table:style-name="ro6">
          <table:table-cell office:value-type="string" table:style-name="ce6">
            <text:p>Tier 1</text:p>
          </table:table-cell>
          <table:table-cell office:value-type="string" table:style-name="ce7">
            <text:p>GET /  and  GET /node</text:p>
          </table:table-cell>
          <table:table-cell office:value-type="string" table:style-name="ce8">
            <text:p><text:a xlink:href="http://mule1.dataone.org/ArchitectureDocs-current/apis/MN_APIs.html#MNCore.getCapabilities">getCapabilities()</text:a></text:p>
          </table:table-cell>
          <table:table-cell office:value-type="string" table:style-name="ce8">
            <text:p><text:a xlink:href="http://mule1.dataone.org/ArchitectureDocs-current/apis/Types.html#Types.Node">() -&gt; Types.Node</text:a></text:p>
          </table:table-cell>
          <table:table-cell office:value-type="string" table:style-name="ce4">
            <text:p>Returns a<text:s/><text:span text:style-name="T4">document describing the capabilities</text:span><text:s/>of the Member Node. <text:s/>The response at the Member Node base URL is for convenience only. Clients of Member Nodes SHOULD use the /node URL to retrieve the node capabilities document.</text:p>
          </table:table-cell>
          <table:table-cell office:value-type="string" table:style-name="ce4">
            <text:p>capabilities document.<text:s/><text:span text:style-name="T4">Implement Types.Node</text:span><text:s/>from CKAN package.</text:p>
          </table:table-cell>
          <table:table-cell table:number-columns-repeated="16378"/>
        </table:table-row>
        <table:table-row table:style-name="ro2">
          <table:table-cell office:value-type="string" table:number-columns-spanned="4" table:number-rows-spanned="1" table:style-name="ce15">
            <text:p><text:a xlink:href="http://mule1.dataone.org/ArchitectureDocs-current/apis/MN_APIs.html#module-MNRead">Functions defined in MNRead</text:a></text:p>
          </table:table-cell>
          <table:covered-table-cell table:number-columns-repeated="3"/>
          <table:table-cell table:number-columns-repeated="2" table:style-name="ce4"/>
          <table:table-cell table:number-columns-repeated="16378"/>
        </table:table-row>
        <table:table-row table:style-name="ro3">
          <table:table-cell office:value-type="string" table:style-name="ce5">
            <text:p>Tier</text:p>
          </table:table-cell>
          <table:table-cell office:value-type="string" table:style-name="ce5">
            <text:p>REST</text:p>
          </table:table-cell>
          <table:table-cell office:value-type="string" table:style-name="ce5">
            <text:p>Function</text:p>
          </table:table-cell>
          <table:table-cell office:value-type="string" table:style-name="ce5">
            <text:p>Parameters</text:p>
          </table:table-cell>
          <table:table-cell table:number-columns-repeated="2" table:style-name="ce4"/>
          <table:table-cell table:number-columns-repeated="16378"/>
        </table:table-row>
        <table:table-row table:style-name="ro7">
          <table:table-cell office:value-type="string" table:style-name="ce6">
            <text:p>Tier 1</text:p>
          </table:table-cell>
          <table:table-cell office:value-type="string" table:style-name="ce7">
            <text:p>GET /object/{id}</text:p>
          </table:table-cell>
          <table:table-cell office:value-type="string" table:style-name="ce8">
            <text:p><text:a xlink:href="http://mule1.dataone.org/ArchitectureDocs-current/apis/MN_APIs.html#MNRead.get">get()</text:a></text:p>
          </table:table-cell>
          <table:table-cell office:value-type="string" table:style-name="ce6">
            <text:p>(<text:span text:style-name="T5">session</text:span>, <text:span text:style-name="T5">id</text:span>) <text:span text:style-name="T3">-&gt;</text:span> <text:span text:style-name="T5">Types.OctetStream</text:span></text:p>
          </table:table-cell>
          <table:table-cell office:value-type="string" table:style-name="ce4">
            <text:p><text:span text:style-name="T4">Retrieve an object</text:span><text:s/>identified by id from the node. Supports both<text:s/><text:span text:style-name="T4">PIDs and SIDs.</text:span><text:s/>SID will return HEAD PID. <text:s/>The response<text:s/><text:span text:style-name="T4">MUST</text:span><text:s/>contain the bytes of the indicated object, and the<text:s/><text:span text:style-name="T4">checksum</text:span><text:s/>of the bytes retrieved SHOULD match the SystemMetadata.checksum recorded in the Types.SystemMetadata when calling with PID. If the object does not exist on the node servicing the request, then<text:s/><text:span text:style-name="T4">Exceptions.NotFound</text:span><text:s/>must be raised even if the object exists on another node in the DataONE system. Also implmented by Coordinating Nodes as CNRead.get().</text:p>
          </table:table-cell>
          <table:table-cell office:value-type="string" table:style-name="ce4">
            <text:p>OctetStream: class : A series of 8-bit bytes which combined together form a digital object. OctetStream is used to transfer object bytes such as the response to MNRead.get(). <text:s/>Need to create log event for retrieval.</text:p>
          </table:table-cell>
          <table:table-cell table:number-columns-repeated="16378"/>
        </table:table-row>
        <table:table-row table:style-name="ro8">
          <table:table-cell office:value-type="string" table:style-name="ce6">
            <text:p>Tier 1</text:p>
          </table:table-cell>
          <table:table-cell office:value-type="string" table:style-name="ce7">
            <text:p>GET /meta/{id}</text:p>
          </table:table-cell>
          <table:table-cell office:value-type="string" table:style-name="ce8">
            <text:p><text:a xlink:href="http://mule1.dataone.org/ArchitectureDocs-current/apis/MN_APIs.html#MNRead.getSystemMetadata">getSystemMetadata()</text:a></text:p>
          </table:table-cell>
          <table:table-cell office:value-type="string" table:style-name="ce8">
            <text:p><text:a xlink:href="http://mule1.dataone.org/ArchitectureDocs-current/apis/Types.html#Types.SystemMetadata">(session, id) -&gt; Types.SystemMetadata</text:a></text:p>
          </table:table-cell>
          <table:table-cell office:value-type="string" table:style-name="ce4">
            <text:p>Describes the object identified by id by returning the associated<text:s/><text:span text:style-name="T4">system metadata object.</text:span><text:s/>If the object does not exist on the node servicing the request, then Exceptions.NotFound MUST be raised even if the object exists on another node in the DataONE system.</text:p>
          </table:table-cell>
          <table:table-cell office:value-type="string" table:style-name="ce4">
            <text:p>System metadata (often referred to as sysmeta) is the information used by DataONE to track and manage objects across the distributed Coordinating and Member Nodes of the network. System metadata documents contain low level information (e.g. size, type, owner, access control rules) about managed objects such as science data, science metadata, and resource map objects and the relationships between objects (e.g. obsoletes and obsoletedBy). <text:s/>See XML schema for data types (link to schema is at top of this document).<text:s text:c="2"/><text:span text:style-name="T4">Create D1_SystemMetadata object in CKAN Package.Extras</text:span>.</text:p>
          </table:table-cell>
          <table:table-cell table:number-columns-repeated="16378"/>
        </table:table-row>
        <table:table-row table:style-name="ro9">
          <table:table-cell office:value-type="string" table:style-name="ce6">
            <text:p>Tier 1</text:p>
          </table:table-cell>
          <table:table-cell office:value-type="string" table:style-name="ce7">
            <text:p>HEAD /object/{id}</text:p>
          </table:table-cell>
          <table:table-cell office:value-type="string" table:style-name="ce8">
            <text:p><text:a xlink:href="http://mule1.dataone.org/ArchitectureDocs-current/apis/MN_APIs.html#MNRead.describe">describe()</text:a></text:p>
          </table:table-cell>
          <table:table-cell office:value-type="string" table:style-name="ce8">
            <text:p><text:a xlink:href="http://mule1.dataone.org/ArchitectureDocs-current/apis/Types.html#Types.DescribeResponse">(session, id) -&gt; Types.DescribeResponse</text:a></text:p>
          </table:table-cell>
          <table:table-cell office:value-type="string" table:style-name="ce4">
            <text:p>This method provides a lighter weight mechanism than MNRead.getSystemMetadata() for a client to determine basic properties of the referenced object. The response should indicate properties that are typically returned in a<text:s/><text:span text:style-name="T4">HTTP HEAD request:</text:span><text:s/>the date late modified, the size of the object, the type of the object (the SystemMetadata.formatId). The principal indicated by token must have read privileges on the object, otherwise Exceptions.-NotAuthorized is raised. If the object does not exist on the node servicing the request, then Exceptions.NotFound must be raised even if the object exists on another node in the DataONE system. Note that this method is likely to be called frequently and so efficiency should be taken into consideration during implementation.</text:p>
          </table:table-cell>
          <table:table-cell table:style-name="ce4"/>
          <table:table-cell table:number-columns-repeated="16378"/>
        </table:table-row>
        <table:table-row table:style-name="ro5">
          <table:table-cell office:value-type="string" table:style-name="ce6">
            <text:p>Tier 1</text:p>
          </table:table-cell>
          <table:table-cell office:value-type="string" table:style-name="ce7">
            <text:p>GET /checksum/{pid}[?checksumAlgorithm={checksumAlgorithm}]</text:p>
          </table:table-cell>
          <table:table-cell office:value-type="string" table:style-name="ce8">
            <text:p><text:a xlink:href="http://mule1.dataone.org/ArchitectureDocs-current/apis/MN_APIs.html#MNRead.getChecksum">getChecksum()</text:a></text:p>
          </table:table-cell>
          <table:table-cell office:value-type="string" table:style-name="ce6">
            <text:p>(<text:span text:style-name="T5">session</text:span>, <text:span text:style-name="T5">pid</text:span>, <text:span text:style-name="T3">[checksumAlgorithm]</text:span>) <text:span text:style-name="T3">-&gt;</text:span> <text:span text:style-name="T5">Types.Checksum</text:span></text:p>
          </table:table-cell>
          <table:table-cell office:value-type="string" table:style-name="ce4">
            <text:p>Returns a<text:s/><text:span text:style-name="T4">Types.Checksum</text:span><text:s/>for the specified object using an accepted hashing algorithm. The result is used to determine if two instances referenced by a PID are identical, hence it is necessary that MNs can ensure that the returned checksum is valid for the referenced object either by computing it on the fly or by using a cached value that is certain to be correct.</text:p>
          </table:table-cell>
          <table:table-cell office:value-type="string" table:style-name="ce4">
            <text:p>A Checksum is an xs:string with a checksumAlgorithm attribute, also a string, but qualified: "DataONE recognizes the Library of Congress list of cryptographic hash algorithms that can be used as names in this field, and specifically uses the madsrdf:authoritativeLabel field as the name of the algorithm in this field. See: http://id.loc.gov/vocabulary/cryptographicHashFunctions.rdf. All compliant implementations must support at least SHA-1 and MD5, but may support other algorithms as well."</text:p>
          </table:table-cell>
          <table:table-cell table:number-columns-repeated="16378"/>
        </table:table-row>
        <table:table-row table:style-name="ro10">
          <table:table-cell office:value-type="string" table:style-name="ce6">
            <text:p>Tier 1</text:p>
          </table:table-cell>
          <table:table-cell office:value-type="string" table:style-name="ce7">
            <text:p>GET /object[?fromDate={fromDate}&amp;toDate={toDate}&amp;identifier={identifier}&amp;formatId={formatId}&amp;replicaStatus={replicaStatus} &amp;start={start}&amp;count={count}]</text:p>
          </table:table-cell>
          <table:table-cell office:value-type="string" table:style-name="ce8">
            <text:p><text:a xlink:href="http://mule1.dataone.org/ArchitectureDocs-current/apis/MN_APIs.html#MNRead.listObjects">listObjects()</text:a></text:p>
          </table:table-cell>
          <table:table-cell office:value-type="string" table:style-name="ce8">
            <text:p><text:a xlink:href="http://mule1.dataone.org/ArchitectureDocs-current/apis/Types.html#Types.ObjectList">(session, [fromDate], [toDate], [formatId], [identifier], [start=0], [count=1000]) -&gt;Types.ObjectList</text:a></text:p>
          </table:table-cell>
          <table:table-cell office:value-type="string" table:style-name="ce4">
            <text:p>Retrieve the<text:s/><text:span text:style-name="T4">list of objects</text:span><text:s/>present on the MN that match the calling parameters. This method is required to support the process of Member Node synchronization. At a minimum, this method<text:s/><text:span text:style-name="T4">MUST</text:span><text:s/><text:span text:style-name="T6">be able to return a list of objects that match: fromDate &lt; SystemMetadata.dateSysMetadataModified</text:span><text:span text:style-name="T6"/></text:p>
            <text:p><text:span text:style-name="T6">but is expected to also support date range (by also specifying toDate), and should also support slicing of the matching set of records by indicating the starting index of the response (where 0 is the index of the first item) and the count of elements to be returned.</text:span><text:s/>Note that date time precision is limited to one millisecond. If no timezone information is provided, the UTC will be assumed. Note that date time precision is limited to one millisecond. If no timezone information is provided, the UTC will be assumed.</text:p>
          </table:table-cell>
          <table:table-cell office:value-type="string" table:style-name="ce4">
            <text:p>slice means that the response XML includes count (integer), start (integer), and total (integer) attributes in its root element to allow paging of response. <text:s text:c="2"/>FormatID is from a controlled vocabulary accessible from the coordinating nodes getFormat API (http://mule1.dataone.org/ArchitectureDocs-current/apis/CN_APIs.html#CNCore.getFormat).<text:s text:c="2"/><text:span text:style-name="T4">Map CKAN Formats to DataOne format registry</text:span></text:p>
          </table:table-cell>
          <table:table-cell table:number-columns-repeated="16378"/>
        </table:table-row>
        <table:table-row table:style-name="ro11">
          <table:table-cell office:value-type="string" table:style-name="ce6">
            <text:p>Tier 1</text:p>
          </table:table-cell>
          <table:table-cell office:value-type="string" table:style-name="ce7">
            <text:p>POST /error</text:p>
          </table:table-cell>
          <table:table-cell office:value-type="string" table:style-name="ce8">
            <text:p><text:a xlink:href="http://mule1.dataone.org/ArchitectureDocs-current/apis/MN_APIs.html#MNRead.synchronizationFailed">synchronizationFailed()</text:a></text:p>
          </table:table-cell>
          <table:table-cell office:value-type="string" table:style-name="ce6">
            <text:p>(<text:span text:style-name="T5">session</text:span>, <text:span text:style-name="T5">message</text:span>) <text:span text:style-name="T3">-&gt;</text:span> <text:span text:style-name="T5">Types.Boolean</text:span></text:p>
          </table:table-cell>
          <table:table-cell office:value-type="string" table:style-name="ce4">
            <text:p>This is a<text:s/><text:span text:style-name="T4">callback method</text:span><text:s/>used by a CN to indicate to a MN that it cannot complete synchronization of the science metadata identified by pid. When called, the MN should take steps to<text:s/><text:span text:style-name="T4">record the problem description and notify an administrator or the data owner of the issue.</text:span><text:s text:c="2"/>A successful response is indicated by a HTTP status of 200. An unsuccessful call is indicated by a returned exception and associated HTTP status code. Access control for this method<text:s/><text:span text:style-name="T4">MUST</text:span><text:s/>be configured to allow calling by Coordinating Nodes and MAY be configured to allow more general access.</text:p>
          </table:table-cell>
          <table:table-cell office:value-type="string" table:style-name="ce4">
            <text:p>A boolean response is commonly used in the DataONE service APIs to indicate success or otherwise of an operation. For operations that are called through the service interfaces, a positive boolean response (i.e. True) is indicated by returning a HTTP response with a status code of “200”. The body of the message may contain additional content, but this should be ignored by the receiver. <text:s/>A False or failure response must return an appropriate Error message and must set the appropriate HTTP status code on the response to indicate a failure. The Boolean type is serialized over XML using the predefined XMLSchema boolean type, an instance of which can have the following legal literals {true, false, 1, 0}.</text:p>
          </table:table-cell>
          <table:table-cell table:number-columns-repeated="16378"/>
        </table:table-row>
        <table:table-row table:style-name="ro12">
          <table:table-cell office:value-type="string" table:style-name="ce6">
            <text:p>Tier 1</text:p>
          </table:table-cell>
          <table:table-cell office:value-type="string" table:style-name="ce7">
            <text:p>POST /dirtySystemMetadata</text:p>
          </table:table-cell>
          <table:table-cell office:value-type="string" table:style-name="ce8">
            <text:p><text:a xlink:href="http://mule1.dataone.org/ArchitectureDocs-current/apis/MN_APIs.html#MNRead.systemMetadataChanged">systemMetadataChanged()</text:a></text:p>
          </table:table-cell>
          <table:table-cell office:value-type="string" table:style-name="ce6">
            <text:p>(<text:span text:style-name="T5">session</text:span>, <text:span text:style-name="T5">id</text:span>, <text:span text:style-name="T3">serialVersion</text:span>, <text:span text:style-name="T5">dateSysMetaLastModified</text:span>) <text:span text:style-name="T3">-&gt;</text:span> boolean</text:p>
          </table:table-cell>
          <table:table-cell office:value-type="string" table:style-name="ce4">
            <text:p>Notifies the Member Node that the authoritative copy of system metadata on the Coordinating Nodes has changed. The<text:s/><text:span text:style-name="T6">Member Node<text:s/></text:span><text:span text:style-name="T7">SHOULD</text:span><text:span text:style-name="T6"><text:s/>schedule an update to its information about the affected object by retrieving an authoritative copy from a Coordinating Node.<text:s/></text:span>Note that date time precision is limited to one millisecond. Access control for this method MUST be configured to allow calling by Coordinating Nodes.</text:p>
          </table:table-cell>
          <table:table-cell office:value-type="string" table:style-name="ce4">
            <text:p>generate a update event to GET specific repository object (package) system metadata and<text:s/><text:span text:style-name="T4">update local D1_SystemMetadata for the package.</text:span><text:s/>This request returns True if notification was received OK, otherwise an error is returned. 'id' parameter indicates the record to update.</text:p>
          </table:table-cell>
          <table:table-cell table:number-columns-repeated="16378"/>
        </table:table-row>
        <table:table-row table:style-name="ro5">
          <table:table-cell office:value-type="string" table:style-name="ce6">
            <text:p>Tier 1</text:p>
          </table:table-cell>
          <table:table-cell office:value-type="string" table:style-name="ce7">
            <text:p>GET /replica/{pid}</text:p>
          </table:table-cell>
          <table:table-cell office:value-type="string" table:style-name="ce8">
            <text:p><text:a xlink:href="http://mule1.dataone.org/ArchitectureDocs-current/apis/MN_APIs.html#MNRead.getReplica">getReplica()</text:a></text:p>
          </table:table-cell>
          <table:table-cell office:value-type="string" table:style-name="ce6">
            <text:p>(<text:span text:style-name="T5">session</text:span>, <text:span text:style-name="T5">pid</text:span>) <text:span text:style-name="T3">-&gt;</text:span> <text:span text:style-name="T5">Types.OctetStream</text:span></text:p>
          </table:table-cell>
          <table:table-cell office:value-type="string" table:style-name="ce4">
            <text:p>Called by a target Member Node to<text:s/><text:span text:style-name="T4">fullfill the replication</text:span><text:s/>request originated by a Coordinating Node calling MNReplication.replicate(). This is a request to<text:s/><text:span text:style-name="T4">make a replica copy</text:span><text:s/>of the object, and differs from a call to GET /object in that it should be<text:s/><text:span text:style-name="T4">logged as a replication event</text:span><text:s/>rather than a read event on that object.If the object being retrieved is restricted access, then a Tier 2 or higher Member Node MUST make a call to CNReplication.isNodeAuthorized() to verify that the Subject of the caller is authorized to retrieve the content. A successful operation is indicated by a HTTP status of 200 on the response. Failure of the operation MUST be indicated by returning an appropriate exception.</text:p>
          </table:table-cell>
          <table:table-cell office:value-type="string" table:style-name="ce4">
            <text:p><text:span text:style-name="T4">customize log event</text:span><text:s/>for a replication retrieval; otherwise same as GET</text:p>
          </table:table-cell>
          <table:table-cell table:number-columns-repeated="16378"/>
        </table:table-row>
        <table:table-row table:style-name="ro2">
          <table:table-cell office:value-type="string" table:number-columns-spanned="4" table:number-rows-spanned="1" table:style-name="ce15">
            <text:p><text:a xlink:href="http://mule1.dataone.org/ArchitectureDocs-current/apis/MN_APIs.html#module-MNQuery">Functions defined in MNQuery</text:a></text:p>
          </table:table-cell>
          <table:covered-table-cell table:number-columns-repeated="3"/>
          <table:table-cell table:number-columns-repeated="2" table:style-name="ce4"/>
          <table:table-cell table:number-columns-repeated="16378"/>
        </table:table-row>
        <table:table-row table:style-name="ro3">
          <table:table-cell office:value-type="string" table:style-name="ce5">
            <text:p>Tier</text:p>
          </table:table-cell>
          <table:table-cell office:value-type="string" table:style-name="ce5">
            <text:p>REST</text:p>
          </table:table-cell>
          <table:table-cell office:value-type="string" table:style-name="ce5">
            <text:p>Function</text:p>
          </table:table-cell>
          <table:table-cell office:value-type="string" table:style-name="ce5">
            <text:p>Parameters</text:p>
          </table:table-cell>
          <table:table-cell table:number-columns-repeated="2" table:style-name="ce4"/>
          <table:table-cell table:number-columns-repeated="16378"/>
        </table:table-row>
        <table:table-row table:style-name="ro13">
          <table:table-cell office:value-type="string" table:style-name="ce6">
            <text:p>Tier 1</text:p>
          </table:table-cell>
          <table:table-cell office:value-type="string" table:style-name="ce7">
            <text:p>GET/query/{queryEngine}/{query}</text:p>
          </table:table-cell>
          <table:table-cell office:value-type="string" table:style-name="ce8">
            <text:p><text:a xlink:href="http://mule1.dataone.org/ArchitectureDocs-current/apis/MN_APIs.html#MNQuery.query">query()</text:a></text:p>
          </table:table-cell>
          <table:table-cell office:value-type="string" table:style-name="ce6">
            <text:p>(<text:span text:style-name="T5">session</text:span>, <text:span text:style-name="T3">queryEngine</text:span>, <text:span text:style-name="T3">query</text:span>) <text:span text:style-name="T3">-&gt;</text:span> <text:span text:style-name="T5">Types.OctetStream</text:span></text:p>
          </table:table-cell>
          <table:table-cell office:value-type="string" table:style-name="ce4">
            <text:p>Submit a query against the specified queryEngine and return the response as formatted by the queryEngine. <text:s/>The MNQuery.query() operation may be implemented by more than one type of search engine and the queryEngine parameter indicates which search engine is targeted. The value and form of query is determined by the specific query engine. For example, the SOLR search engine will accept many of the standard parameters of SOLR, including field restrictions and faceting. This method is optional for Member Nodes, but if implemented, both getQueryEngineDescription and listQueryEngines must also be implemented.</text:p>
          </table:table-cell>
          <table:table-cell office:value-type="string" table:style-name="ce4">
            <text:p><text:span text:style-name="T4">Map</text:span><text:s/>CKAN /api/3/action/package_search?... (the query) to DataOne Syntax. CKAN query engine is SOLR??</text:p>
          </table:table-cell>
          <table:table-cell table:number-columns-repeated="16378"/>
        </table:table-row>
        <table:table-row table:style-name="ro14">
          <table:table-cell office:value-type="string" table:style-name="ce6">
            <text:p>Tier 1</text:p>
          </table:table-cell>
          <table:table-cell office:value-type="string" table:style-name="ce7">
            <text:p>GET /query/{queryType}</text:p>
          </table:table-cell>
          <table:table-cell office:value-type="string" table:style-name="ce8">
            <text:p><text:a xlink:href="http://mule1.dataone.org/ArchitectureDocs-current/apis/MN_APIs.html#MNQuery.getQueryEngineDescription">getQueryEngineDescription()</text:a></text:p>
          </table:table-cell>
          <table:table-cell office:value-type="string" table:style-name="ce8">
            <text:p><text:a xlink:href="http://mule1.dataone.org/ArchitectureDocs-current/apis/Types.html#Types.QueryEngineDescription">(session, queryEngine) -&gt; Types.QueryEngineDescription</text:a></text:p>
          </table:table-cell>
          <table:table-cell office:value-type="string" table:style-name="ce4">
            <text:p>Provides metadata about the query service of the specified queryEngine. The metadata provides a brief description of the query engine, its version, its schema version, and an optional list of fields supported by the query engine. [smr note-- parameter in REST looks like error, seems like it should be queryEngine</text:p>
          </table:table-cell>
          <table:table-cell office:value-type="string" table:style-name="ce4">
            <text:p>returns a list of fields that are supported by the search index and additional metadata. The Query Engine description is not documented in the DataOne Types pages, have to look at the v1.1 datatypes XML schema. We'll have to<text:s/><text:span text:style-name="T4">construct a description of the CKAN query engine.<text:s text:c="2"/></text:span>This will be a static document.</text:p>
          </table:table-cell>
          <table:table-cell table:number-columns-repeated="16378"/>
        </table:table-row>
        <table:table-row table:style-name="ro6">
          <table:table-cell office:value-type="string" table:style-name="ce6">
            <text:p>Tier 1</text:p>
          </table:table-cell>
          <table:table-cell office:value-type="string" table:style-name="ce7">
            <text:p>GET /query</text:p>
          </table:table-cell>
          <table:table-cell office:value-type="string" table:style-name="ce8">
            <text:p><text:a xlink:href="http://mule1.dataone.org/ArchitectureDocs-current/apis/MN_APIs.html#MNQuery.listQueryEngines">listQueryEngines()</text:a></text:p>
          </table:table-cell>
          <table:table-cell office:value-type="string" table:style-name="ce8">
            <text:p><text:a xlink:href="http://mule1.dataone.org/ArchitectureDocs-current/apis/Types.html#Types.Session">(session) -&gt; Types.QueryEngineList</text:a></text:p>
          </table:table-cell>
          <table:table-cell office:value-type="string" table:style-name="ce4">
            <text:p>Returns a list of query engines, i.e. supported values for the queryEngine parameter of the getQueryEngineDescription and query operations. The list of search engines available may be influenced by the authentication status of the request.</text:p>
          </table:table-cell>
          <table:table-cell office:value-type="string" table:style-name="ce4">
            <text:p>This will be a<text:s/><text:span text:style-name="T4">static list of QueryEngine(s)</text:span><text:s/>for a CKAN member node.</text:p>
          </table:table-cell>
          <table:table-cell table:number-columns-repeated="16378"/>
        </table:table-row>
        <table:table-row table:style-name="ro2">
          <table:table-cell office:value-type="string" table:number-columns-spanned="4" table:number-rows-spanned="1" table:style-name="ce16">
            <text:p><text:a xlink:href="http://mule1.dataone.org/ArchitectureDocs-current/apis/MN_APIs.html#module-MNView">Functions defined in MNView</text:a></text:p>
          </table:table-cell>
          <table:covered-table-cell table:number-columns-repeated="3"/>
          <table:table-cell table:number-columns-repeated="2" table:style-name="ce4"/>
          <table:table-cell table:number-columns-repeated="16378"/>
        </table:table-row>
        <table:table-row table:style-name="ro3">
          <table:table-cell office:value-type="string" table:style-name="ce9">
            <text:p>Tier</text:p>
          </table:table-cell>
          <table:table-cell office:value-type="string" table:style-name="ce9">
            <text:p>REST</text:p>
          </table:table-cell>
          <table:table-cell office:value-type="string" table:style-name="ce9">
            <text:p>Function</text:p>
          </table:table-cell>
          <table:table-cell office:value-type="string" table:style-name="ce9">
            <text:p>Parameters</text:p>
          </table:table-cell>
          <table:table-cell table:number-columns-repeated="2" table:style-name="ce4"/>
          <table:table-cell table:number-columns-repeated="16378"/>
        </table:table-row>
        <table:table-row table:style-name="ro15">
          <table:table-cell office:value-type="string" table:style-name="ce10">
            <text:p>Tier 1</text:p>
          </table:table-cell>
          <table:table-cell office:value-type="string" table:style-name="ce11">
            <text:p>GET /views/{theme}/{pid}</text:p>
          </table:table-cell>
          <table:table-cell office:value-type="string" table:style-name="ce12">
            <text:p><text:a xlink:href="http://mule1.dataone.org/ArchitectureDocs-current/apis/MN_APIs.html#MNView.view">view()</text:a></text:p>
          </table:table-cell>
          <table:table-cell office:value-type="string" table:style-name="ce10">
            <text:p>(<text:span text:style-name="T5">session</text:span>, <text:span text:style-name="T3">theme</text:span>, <text:span text:style-name="T5">id</text:span>) <text:span text:style-name="T3">-&gt;</text:span> <text:span text:style-name="T5">Types.OctetStream</text:span></text:p>
          </table:table-cell>
          <table:table-cell office:value-type="string" table:style-name="ce4">
            <text:p>Provides a formatted view of an object (science metadata, data, resource, or other) using the given named theme. If this service is implemented, the MNView.view() operation must implement<text:s/><text:span text:style-name="T4">at least one {theme} named ‘default’ to provide a standard (possibly minimalistic) view of the content in HTML format.</text:span><text:s/>If the {theme} parameter is not recognized, the service must render the object using the default theme rather than throwing an error. Note that the return type of Types.OctetStream requires that the consuming client has a priori knowledge of the theme being returned (like HTML). Response headers must include the correct mime-type of the view being returned. This method is<text:s/><text:span text:style-name="T8">optional</text:span><text:s/>for Member Nodes, but if implemented, MNView.listViews must also be implemented.</text:p>
          </table:table-cell>
          <table:table-cell office:value-type="string" table:style-name="ce4">
            <text:p>For NGDS CKAN, this use WMS GetMap request for datasets that have WMS (or other map service); have to<text:s/><text:span text:style-name="T4">return HTML, so might need process to put the map image in an HTML page.<text:s/></text:span>For Tabular data, return table view like 'preview' gets you in CKAN details. <text:s/>For doc-like objects, have to figure out what makes sense--some kind of browse graphic for the doc.<text:s text:c="2"/><text:span text:style-name="T6">This is optional, so we can leave it for last.</text:span></text:p>
          </table:table-cell>
          <table:table-cell table:number-columns-repeated="16378"/>
        </table:table-row>
        <table:table-row table:style-name="ro12">
          <table:table-cell office:value-type="string" table:style-name="ce10">
            <text:p>Tier 1</text:p>
          </table:table-cell>
          <table:table-cell office:value-type="string" table:style-name="ce11">
            <text:p>GET /views</text:p>
          </table:table-cell>
          <table:table-cell office:value-type="string" table:style-name="ce12">
            <text:p><text:a xlink:href="http://mule1.dataone.org/ArchitectureDocs-current/apis/MN_APIs.html#MNView.listViews">listViews()</text:a></text:p>
          </table:table-cell>
          <table:table-cell office:value-type="string" table:style-name="ce12">
            <text:p><text:a xlink:href="http://mule1.dataone.org/ArchitectureDocs-current/apis/Types.html#Types.Session">(session) -&gt; Types.OptionList</text:a></text:p>
          </table:table-cell>
          <table:table-cell office:value-type="string" table:style-name="ce4">
            <text:p>Provides a list of usable themes for rendering content in a view, including a required ‘default’ theme. The list of themes is provided as an OptionList, where the option key should be used as the theme name in calls to MNView.view, and the description provides a human readable description of what will be returned fo rthat theme. This method is<text:s/><text:span text:style-name="T8">optional</text:span><text:s/>for Member Nodes, but if implemented, MNView.view must also be implemented.</text:p>
          </table:table-cell>
          <table:table-cell table:style-name="ce4"/>
          <table:table-cell table:number-columns-repeated="16378"/>
        </table:table-row>
        <table:table-row table:style-name="ro2">
          <table:table-cell office:value-type="string" table:number-columns-spanned="4" table:number-rows-spanned="1" table:style-name="ce16">
            <text:p><text:a xlink:href="http://mule1.dataone.org/ArchitectureDocs-current/apis/MN_APIs.html#module-MNPackage">Functions defined in MNPackage</text:a></text:p>
          </table:table-cell>
          <table:covered-table-cell table:number-columns-repeated="3"/>
          <table:table-cell table:number-columns-repeated="2" table:style-name="ce4"/>
          <table:table-cell table:number-columns-repeated="16378"/>
        </table:table-row>
        <table:table-row table:style-name="ro3">
          <table:table-cell office:value-type="string" table:style-name="ce9">
            <text:p>Tier</text:p>
          </table:table-cell>
          <table:table-cell office:value-type="string" table:style-name="ce9">
            <text:p>REST</text:p>
          </table:table-cell>
          <table:table-cell office:value-type="string" table:style-name="ce9">
            <text:p>Function</text:p>
          </table:table-cell>
          <table:table-cell office:value-type="string" table:style-name="ce9">
            <text:p>Parameters</text:p>
          </table:table-cell>
          <table:table-cell table:number-columns-repeated="2" table:style-name="ce4"/>
          <table:table-cell table:number-columns-repeated="16378"/>
        </table:table-row>
        <table:table-row table:style-name="ro4">
          <table:table-cell office:value-type="string" table:style-name="ce10">
            <text:p>Tier 1</text:p>
          </table:table-cell>
          <table:table-cell office:value-type="string" table:style-name="ce11">
            <text:p>GET/packages/{packageType}/{pid}</text:p>
          </table:table-cell>
          <table:table-cell office:value-type="string" table:style-name="ce12">
            <text:p><text:a xlink:href="http://mule1.dataone.org/ArchitectureDocs-current/apis/MN_APIs.html#MNPackage.getPackage">getPackage()</text:a></text:p>
          </table:table-cell>
          <table:table-cell office:value-type="string" table:style-name="ce10">
            <text:p>(<text:span text:style-name="T5">session</text:span>, <text:span text:style-name="T5">packageType</text:span>, <text:span text:style-name="T5">id</text:span>) <text:span text:style-name="T3">-&gt;</text:span> <text:span text:style-name="T5">Types.OctetStream</text:span></text:p>
          </table:table-cell>
          <table:table-cell office:value-type="string" table:style-name="ce4">
            <text:p>Provides all of the content of a DataONE data package as defined by an OAI-ORE document in DataONE, in one of several possible package serialization formats. The serialized package will contain all of the data described in the ORE aggregation. The default implementation will include<text:s/><text:span text:style-name="T4">packages in the BagIt format.</text:span><text:s/>The packageType formats must be specified using the associated ObjectFormat formatId for that package serialization format. The {id} parameter can be the identifier associated with an ORE package description, or it can be the identifier of one of the science metadata documents or data files contained within the package. The Member Node should locate the package associated with such an identifier and return that, so calling applications should be aware that the identifier of the returned package may differ from the identifier that was requested. Identifiers may be either PIDss or SIDs.</text:p>
          </table:table-cell>
          <table:table-cell office:value-type="string" table:style-name="ce4">
            <text:p><text:span text:style-name="T4">Implement BagIt packaging for CKAN package;</text:span><text:s/>see https://tools.ietf.org/html/draft-kunze-bagit-10</text:p>
          </table:table-cell>
          <table:table-cell table:number-columns-repeated="16378"/>
        </table:table-row>
        <table:table-row table:style-name="ro2">
          <table:table-cell office:value-type="string" table:style-name="ce13">
            <text:p><text:a xlink:href="http://mule1.dataone.org/ArchitectureDocs-current/apis/MN_APIs.html#module-MNStorage">Functions defined in MNStorage</text:a></text:p>
          </table:table-cell>
          <table:table-cell table:number-columns-repeated="3" table:style-name="ce2"/>
          <table:table-cell table:number-columns-repeated="2" table:style-name="ce4"/>
          <table:table-cell table:number-columns-repeated="16378"/>
        </table:table-row>
        <table:table-row table:style-name="ro16">
          <table:table-cell office:value-type="string" table:style-name="ce10">
            <text:p>Tier 1</text:p>
          </table:table-cell>
          <table:table-cell office:value-type="string" table:style-name="ce11">
            <text:p>PUT /meta</text:p>
          </table:table-cell>
          <table:table-cell office:value-type="string" table:style-name="ce12">
            <text:p><text:a xlink:href="http://mule1.dataone.org/ArchitectureDocs-current/apis/MN_APIs.html#MNStorage.updateSystemMetadata">updateSystemMetadata()</text:a></text:p>
          </table:table-cell>
          <table:table-cell office:value-type="string" table:style-name="ce10">
            <text:p>(<text:span text:style-name="T5">session</text:span>, <text:span text:style-name="T5">pid</text:span>, <text:span text:style-name="T5">sysmeta</text:span>) <text:span text:style-name="T3">-&gt;</text:span> boolean</text:p>
          </table:table-cell>
          <table:table-cell office:value-type="string" table:style-name="ce4">
            <text:p>Provides a mechanism for updating system metadata for any objects held on the Member Node. This method is typically used by Authoritative Member Node or rights holder[s] to ensure system metadata quality.</text:p>
          </table:table-cell>
          <table:table-cell office:value-type="string" table:style-name="ce4">
            <text:p>metadata content is transmitted as an UTF-8 encoded XML structure for the respective type as defined in the DataONE types schema, as a File part of the MIME multipart/mixed message. <text:s/>Its not clear if this is a request from a Member Node to a coordinating node, or vice versa. <text:s/>Obviously some kind of access control/authentication is desirable on this one.</text:p>
          </table:table-cell>
          <table:table-cell table:number-columns-repeated="16378"/>
        </table:table-row>
        <table:table-row table:number-rows-repeated="1048542" table:style-name="ro1">
          <table:table-cell table:number-columns-repeated="16384"/>
        </table:table-row>
      </table:table>
      <table:table table:name="Sheet2" table:style-name="ta2">
        <table:table-column table:style-name="co7" table:number-columns-repeated="16384" table:default-cell-style-name="ce1"/>
        <table:table-row table:number-rows-repeated="1048576" table:style-name="ro1">
          <table:table-cell table:number-columns-repeated="16384"/>
        </table:table-row>
      </table:table>
      <table:table table:name="Sheet3" table:style-name="ta2">
        <table:table-column table:style-name="co7"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Georgia" svg:font-family="Georgia"/>
    <style:font-face style:name="Consolas" svg:font-family="Consolas"/>
  </office:font-face-decls>
  <office:styles>
    <number:number-style style:name="N0">
      <number:number number:min-integer-digits="1"/>
    </number:number-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Stephen Richard</meta:initial-creator>
    <dc:creator>Stephen Richard</dc:creator>
    <meta:creation-date>2014-09-20T22:19:06Z</meta:creation-date>
    <dc:date>2014-09-22T02:41:22Z</dc:date>
  </office:meta>
</office:document-meta>
</file>